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21" text:anchor-type="page" text:anchor-page-number="1" svg:x="139.26mm" svg:y="243.75mm" svg:width="63.5mm" svg:height="38.1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73.25mm" svg:y="243.75mm" svg:width="63.5mm" svg:height="38.1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7.25mm" svg:y="243.75mm" svg:width="63.5mm" svg:height="38.1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139.26mm" svg:y="205.65mm" svg:width="63.5mm" svg:height="38.1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73.25mm" svg:y="205.65mm" svg:width="63.5mm" svg:height="38.1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7.25mm" svg:y="205.65mm" svg:width="63.5mm" svg:height="38.1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139.26mm" svg:y="167.55mm" svg:width="63.5mm" svg:height="38.1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73.25mm" svg:y="167.55mm" svg:width="63.5mm" svg:height="38.1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7.25mm" svg:y="167.55mm" svg:width="63.5mm" svg:height="38.1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39.26mm" svg:y="129.45mm" svg:width="63.5mm" svg:height="38.1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73.25mm" svg:y="129.45mm" svg:width="63.5mm" svg:height="38.1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7.25mm" svg:y="129.45mm" svg:width="63.5mm" svg:height="38.1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139.26mm" svg:y="91.35mm" svg:width="63.5mm" svg:height="38.1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73.25mm" svg:y="91.35mm" svg:width="63.5mm" svg:height="38.1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7.25mm" svg:y="91.35mm" svg:width="63.5mm" svg:height="38.1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39.26mm" svg:y="53.25mm" svg:width="63.5mm" svg:height="38.1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73.25mm" svg:y="53.25mm" svg:width="63.5mm" svg:height="38.1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7.25mm" svg:y="53.25mm" svg:width="63.5mm" svg:height="38.1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139.26mm" svg:y="15.15mm" svg:width="63.5mm" svg:height="38.1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73.25mm" svg:y="15.15mm" svg:width="63.5mm" svg:height="38.1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7.25mm" svg:y="15.15mm" svg:width="63.5mm" svg:height="38.1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3.5mm" svg:height="38.1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15.15mm" fo:margin-bottom="0mm" fo:margin-left="7.25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4T12:43:40.739000000</meta:creation-date>
    <meta:editing-cycles>1</meta:editing-cycles>
    <meta:editing-duration>PT39S</meta:editing-duration>
    <dc:title>Rayfilm 0410</dc:title>
    <dc:date>2022-08-24T12:44:18.981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